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Roboto" svg:font-family="Roboto, Helvetica, Arial, Lucida, sans-serif"/>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29ebe" officeooo:paragraph-rsid="00000e13" style:text-blinking="false" fo:background-color="transparent" style:font-size-asian="12.25pt" style:font-style-asian="normal" style:font-weight-asian="bold" style:font-size-complex="14pt" style:font-style-complex="normal" style:font-weight-complex="bold"/>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bf302" officeooo:paragraph-rsid="00000e13" style:text-blinking="false" fo:background-color="transparent" style:font-size-asian="12.25pt" style:font-style-asian="normal" style:font-weight-asian="bold" style:font-size-complex="14pt" style:font-style-complex="normal" style:font-weight-complex="bold"/>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e994a" officeooo:paragraph-rsid="00000e13" style:text-blinking="false" fo:background-color="transparent" style:font-size-asian="12.25pt" style:font-style-asian="normal" style:font-weight-asian="bold" style:font-size-complex="14pt" style:font-style-complex="normal" style:font-weight-complex="bold"/>
    </style:style>
    <style:style style:name="P4" style:family="paragraph" style:parent-style-name="Text_20_body">
      <style:paragraph-properties fo:margin-top="0in" fo:margin-bottom="0in" loext:contextual-spacing="false" fo:line-height="138%" style:writing-mode="lr-tb"/>
      <style:text-properties style:font-name="Arial1" fo:font-size="14pt" fo:font-style="normal" fo:font-weight="bold" officeooo:rsid="00156921" officeooo:paragraph-rsid="00000e13" style:font-size-asian="12.25pt" style:font-style-asian="normal" style:font-weight-asian="bold" style:font-size-complex="14pt" style:font-style-complex="normal" style:font-weight-complex="bold"/>
    </style:style>
    <style:style style:name="P5" style:family="paragraph" style:parent-style-name="Text_20_body">
      <style:paragraph-properties fo:margin-top="0in" fo:margin-bottom="0in" loext:contextual-spacing="false" fo:line-height="138%" style:writing-mode="lr-tb"/>
      <style:text-properties officeooo:paragraph-rsid="00000e13"/>
    </style:style>
    <style:style style:name="P6" style:family="paragraph" style:parent-style-name="Text_20_body">
      <style:paragraph-properties fo:margin-top="0in" fo:margin-bottom="0in" loext:contextual-spacing="false" fo:line-height="138%" style:writing-mode="lr-tb"/>
      <style:text-properties officeooo:rsid="004e994a" officeooo:paragraph-rsid="00000e13"/>
    </style:style>
    <style:style style:name="P7" style:family="paragraph" style:parent-style-name="Text_20_body">
      <style:paragraph-properties fo:margin-top="0in" fo:margin-bottom="0in" loext:contextual-spacing="false" fo:line-height="138%" style:writing-mode="lr-tb"/>
      <style:text-properties officeooo:rsid="001a50c6" officeooo:paragraph-rsid="00000e13"/>
    </style:style>
    <style:style style:name="P8" style:family="paragraph" style:parent-style-name="Text_20_body">
      <loext:graphic-properties draw:fill="none" draw:fill-color="#ffffff" draw:opacity="100%"/>
      <style:paragraph-properties fo:margin-left="0in" fo:margin-right="0in" fo:margin-top="0in" fo:margin-bottom="0in" loext:contextual-spacing="false" style:line-height-at-least="0.2709in" fo:text-align="start" style:justify-single-word="false" fo:orphans="2" fo:widows="2" fo:text-indent="0in" style:auto-text-indent="false" fo:background-color="transparent" fo:padding="0in" fo:border="none"/>
      <style:text-properties fo:font-variant="normal" fo:text-transform="none" fo:color="#000000" style:font-name="Roboto" fo:font-size="12pt" fo:letter-spacing="normal" fo:font-style="normal" fo:font-weight="normal"/>
    </style:style>
    <style:style style:name="P9" style:family="paragraph" style:parent-style-name="Text_20_body">
      <loext:graphic-properties draw:fill="none" draw:fill-color="#ffffff" draw:opacity="100%"/>
      <style:paragraph-properties fo:margin-left="0in" fo:margin-right="0in" fo:margin-top="0in" fo:margin-bottom="0in" loext:contextual-spacing="false" style:line-height-at-least="0.2709in" fo:text-align="start" style:justify-single-word="false" fo:orphans="2" fo:widows="2" fo:text-indent="0in" style:auto-text-indent="false" fo:background-color="transparent" fo:padding="0in" fo:border="none"/>
      <style:text-properties fo:font-variant="normal" fo:text-transform="none" fo:color="#000000" style:font-name="Roboto" fo:font-size="12pt" fo:letter-spacing="normal" fo:font-style="normal" fo:font-weight="normal" officeooo:rsid="000253c8" officeooo:paragraph-rsid="000253c8"/>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rsid="00156921" officeooo:paragraph-rsid="00000e13" style:text-blinking="false" fo:background-color="transparent" style:font-size-asian="12.25pt" style:font-style-asian="normal" style:font-weight-asian="bold" style:font-size-complex="14pt" style:font-style-complex="normal" style:font-weight-complex="bold"/>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rsid="00156921" officeooo:paragraph-rsid="00000e13" style:text-blinking="false" fo:background-color="transparent" style:font-size-asian="12.25pt" style:font-style-asian="normal" style:font-weight-asian="normal" style:font-size-complex="14pt" style:font-style-complex="normal" style:font-weight-complex="normal"/>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01933a" officeooo:paragraph-rsid="0001933a" style:text-blinking="false" fo:background-color="transparent" style:font-size-asian="9.60000038146973pt" style:font-style-asian="normal" style:font-weight-asian="normal" style:font-size-complex="11pt" style:font-style-complex="normal" style:font-weight-complex="normal"/>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29ebe" officeooo:paragraph-rsid="00000e13" style:text-blinking="false" fo:background-color="transparent" style:font-size-asian="12.25pt" style:font-style-asian="normal" style:font-weight-asian="bold" style:font-size-complex="14pt" style:font-style-complex="normal" style:font-weight-complex="bold"/>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598ec" officeooo:paragraph-rsid="000598ec" style:text-blinking="false" fo:background-color="transparent" style:font-size-asian="12.25pt" style:font-style-asian="normal" style:font-weight-asian="bold" style:font-size-complex="14pt" style:font-style-complex="normal" style:font-weight-complex="bold"/>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26pt" fo:font-style="normal" style:text-underline-style="none" fo:font-weight="normal" officeooo:rsid="000598ec" officeooo:paragraph-rsid="000598ec" style:text-blinking="false" fo:background-color="transparent" style:font-size-asian="12.25pt" style:font-style-asian="normal" style:font-weight-asian="bold" style:font-size-complex="14pt" style:font-style-complex="normal" style:font-weight-complex="bold"/>
    </style:style>
    <style:style style:name="P19" style:family="paragraph" style:parent-style-name="Text_20_body">
      <style:paragraph-properties fo:margin-top="0in" fo:margin-bottom="0in" loext:contextual-spacing="false" fo:line-height="138%" style:writing-mode="lr-tb"/>
    </style:style>
    <style:style style:name="P20" style:family="paragraph" style:parent-style-name="Text_20_body">
      <style:paragraph-properties fo:margin-top="0in" fo:margin-bottom="0in" loext:contextual-spacing="false" fo:line-height="138%" style:writing-mode="lr-tb"/>
      <style:text-properties fo:font-weight="normal"/>
    </style:style>
    <style:style style:name="P21" style:family="paragraph" style:parent-style-name="Text_20_body" style:list-style-name="L1">
      <loext:graphic-properties draw:fill="none" draw:fill-color="#ffffff" draw:opacity="100%"/>
      <style:paragraph-properties fo:background-color="transparent"/>
      <style:text-properties officeooo:paragraph-rsid="0003cb7e"/>
    </style:style>
    <style:style style:name="P22" style:family="paragraph" style:parent-style-name="Text_20_body" style:list-style-name="L1">
      <loext:graphic-properties draw:fill="none" draw:fill-color="#ffffff" draw:opacity="100%"/>
      <style:paragraph-properties fo:margin-left="0in" fo:margin-right="0in" fo:margin-top="0in" fo:margin-bottom="0in" loext:contextual-spacing="false" style:line-height-at-least="0.2709in" fo:text-align="start" style:justify-single-word="false" fo:orphans="2" fo:widows="2" fo:text-indent="0in" style:auto-text-indent="false" fo:background-color="transparent" fo:padding="0in" fo:border="none"/>
      <style:text-properties fo:font-variant="normal" fo:text-transform="none" fo:color="#000000" style:font-name="Roboto" fo:font-size="12pt" fo:letter-spacing="normal" fo:font-style="normal" fo:font-weight="bold" officeooo:paragraph-rsid="00027311" style:font-weight-asian="bold" style:font-weight-complex="bold"/>
    </style:style>
    <style:style style:name="P23" style:family="paragraph" style:parent-style-name="Text_20_body" style:list-style-name="L1">
      <loext:graphic-properties draw:fill="none" draw:fill-color="#ffffff" draw:opacity="100%"/>
      <style:paragraph-properties fo:margin-left="0in" fo:margin-right="0in" fo:margin-top="0in" fo:margin-bottom="0in" loext:contextual-spacing="false" style:line-height-at-least="0.2709in" fo:text-align="start" style:justify-single-word="false" fo:orphans="2" fo:widows="2" fo:text-indent="0in" style:auto-text-indent="false" fo:background-color="transparent" fo:padding="0in" fo:border="none"/>
      <style:text-properties fo:font-variant="normal" fo:text-transform="none" fo:color="#000000" style:font-name="Roboto" fo:font-size="12pt" fo:letter-spacing="normal" fo:font-style="normal" fo:font-weight="normal"/>
    </style:style>
    <style:style style:name="P24" style:family="paragraph" style:parent-style-name="Text_20_body">
      <style:paragraph-properties fo:margin-top="0in" fo:margin-bottom="0.222in" loext:contextual-spacing="false" fo:line-height="138%" style:writing-mode="lr-tb"/>
      <style:text-properties fo:font-variant="normal" fo:text-transform="none" fo:color="#666666" style:text-line-through-style="none" style:text-line-through-type="none" style:font-name="Arial" fo:font-size="1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officeooo:rsid="00162656"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2.25pt" style:font-style-asian="normal" style:font-weight-asian="bold" style:font-size-complex="14pt" style:font-style-complex="normal"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86d34" style:text-blinking="false" fo:background-color="transparent" loext:char-shading-value="0" style:font-size-asian="12.25pt" style:font-style-asian="normal" style:font-weight-asian="bold" style:font-size-complex="14pt" style:font-style-complex="normal"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a2a89" style:text-blinking="false" fo:background-color="transparent" loext:char-shading-value="0" style:font-size-asian="12.25pt" style:font-style-asian="normal" style:font-weight-asian="bold" style:font-size-complex="14pt" style:font-style-complex="normal" style:font-weight-complex="bold"/>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a50c6" style:text-blinking="false" fo:background-color="transparent" loext:char-shading-value="0" style:font-size-asian="12.25pt" style:font-style-asian="normal" style:font-weight-asian="bold" style:font-size-complex="14pt" style:font-style-complex="normal" style:font-weight-complex="bold"/>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bf302" style:text-blinking="false" fo:background-color="transparent" loext:char-shading-value="0" style:font-size-asian="12.25pt" style:font-style-asian="normal" style:font-weight-asian="bold" style:font-size-complex="14pt" style:font-style-complex="normal" style:font-weight-complex="bold"/>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51b64c" style:text-blinking="false" fo:background-color="transparent" loext:char-shading-value="0" style:font-size-asian="12.25pt" style:font-style-asian="normal" style:font-weight-asian="bold" style:font-size-complex="14pt" style:font-style-complex="normal" style:font-weight-complex="bold"/>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529ebe" style:text-blinking="false" fo:background-color="transparent" loext:char-shading-value="0" style:font-size-asian="12.25pt" style:font-style-asian="normal" style:font-weight-asian="bold" style:font-size-complex="14pt" style:font-style-complex="normal" style:font-weight-complex="bold"/>
    </style:style>
    <style:style style:name="T1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ize-asian="12.25pt" style:font-style-asian="italic" style:font-weight-asian="bold" style:font-size-complex="14pt" style:font-style-complex="italic" style:font-weight-complex="bold"/>
    </style:style>
    <style:style style:name="T13" style:family="text">
      <style:text-properties fo:font-variant="normal" fo:text-transform="none" fo:color="#000000" style:text-line-through-style="none" style:text-line-through-type="none" style:font-name="Arial" fo:font-size="11pt" fo:font-style="italic" style:text-underline-style="none" fo:font-weight="normal" officeooo:rsid="00186d34" style:text-blinking="false" fo:background-color="transparent" loext:char-shading-value="0" style:font-size-asian="12.25pt" style:font-style-asian="italic" style:font-weight-asian="bold" style:font-size-complex="14pt" style:font-style-complex="italic" style:font-weight-complex="bold"/>
    </style:style>
    <style:style style:name="T14" style:family="text">
      <style:text-properties fo:font-variant="normal" fo:text-transform="none" fo:color="#000000" style:text-line-through-style="none" style:text-line-through-type="none" style:font-name="Arial" fo:font-size="11pt" fo:font-style="italic" style:text-underline-style="none" fo:font-weight="normal" officeooo:rsid="001a2a89" style:text-blinking="false" fo:background-color="transparent" loext:char-shading-value="0" style:font-size-asian="12.25pt" style:font-style-asian="italic" style:font-weight-asian="bold" style:font-size-complex="14pt" style:font-style-complex="italic" style:font-weight-complex="bold"/>
    </style:style>
    <style:style style:name="T15" style:family="text">
      <style:text-properties fo:font-variant="normal" fo:text-transform="none" fo:color="#000000" style:text-line-through-style="none" style:text-line-through-type="none" style:font-name="Arial" fo:font-size="11pt" fo:font-style="italic" style:text-underline-style="none" fo:font-weight="normal" officeooo:rsid="001bf302" style:text-blinking="false" fo:background-color="transparent" loext:char-shading-value="0" style:font-size-asian="12.25pt" style:font-style-asian="italic" style:font-weight-asian="bold" style:font-size-complex="14pt" style:font-style-complex="italic" style:font-weight-complex="bold"/>
    </style:style>
    <style:style style:name="T16" style:family="text">
      <style:text-properties fo:font-variant="normal" fo:text-transform="none" fo:color="#000000" style:text-line-through-style="none" style:text-line-through-type="none" style:font-name="Arial" fo:font-size="11pt" fo:font-style="italic" style:text-underline-style="none" fo:font-weight="normal" officeooo:rsid="00529ebe" style:text-blinking="false" fo:background-color="transparent" loext:char-shading-value="0" style:font-size-asian="12.25pt" style:font-style-asian="italic" style:font-weight-asian="bold" style:font-size-complex="14pt" style:font-style-complex="italic" style:font-weight-complex="bold"/>
    </style:style>
    <style:style style:name="T17"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font-name="Roboto" fo:font-size="12pt" fo:letter-spacing="normal" style:text-underline-style="none" fo:font-weight="normal" style:text-blinking="false" fo:background-color="transparent" loext:char-shading-value="0"/>
    </style:style>
    <style:style style:name="T19" style:family="text">
      <style:text-properties fo:font-variant="normal" fo:text-transform="none" fo:color="#000000" style:font-name="Roboto" fo:font-size="12pt" fo:letter-spacing="normal" fo:font-style="normal" fo:font-weight="normal"/>
    </style:style>
    <style:style style:name="T20" style:family="text">
      <style:text-properties fo:font-variant="normal" fo:text-transform="none" fo:color="#000000" style:font-name="Arial1" fo:font-size="12pt" fo:letter-spacing="normal" fo:font-style="normal" fo:font-weight="normal" officeooo:rsid="000253c8"/>
    </style:style>
    <style:style style:name="T21" style:family="text">
      <style:text-properties fo:font-variant="normal" fo:text-transform="none" fo:color="#000000" style:font-name="Arial1" fo:font-size="12pt" fo:letter-spacing="normal" fo:font-style="normal" fo:font-weight="normal" officeooo:rsid="0003cb7e"/>
    </style:style>
    <style:style style:name="T22" style:family="text">
      <style:text-properties fo:font-variant="normal" fo:text-transform="none" fo:color="#2ea3f2" style:text-line-through-style="none" style:text-line-through-type="none" style:font-name="Roboto" fo:font-size="12pt" fo:letter-spacing="normal" style:text-underline-style="none" fo:font-weight="normal" style:text-blinking="false" fo:background-color="transparent" loext:char-shading-value="0" loext:padding="0in" loext:border="none"/>
    </style:style>
    <style:style style:name="T2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4" style:family="text">
      <style:text-properties style:font-name="Arial1" fo:font-style="italic" officeooo:rsid="00027311" style:font-style-asian="italic" style:font-style-complex="italic"/>
    </style:style>
    <style:style style:name="T25" style:family="text">
      <style:text-properties style:font-name="Arial1" fo:font-style="normal" officeooo:rsid="00027311" style:font-style-asian="normal" style:font-style-complex="normal"/>
    </style:style>
    <style:style style:name="T26" style:family="text">
      <style:text-properties style:font-name="Arial1" officeooo:rsid="0003cb7e"/>
    </style:style>
    <style:style style:name="T27" style:family="text">
      <style:text-properties fo:background-color="transparent" loext:char-shading-value="0"/>
    </style:style>
    <style:style style:name="T28" style:family="text">
      <style:text-properties fo:background-color="#ffff00" loext:char-shading-value="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Introduction</text:span><text:span text:style-name="T1">:</text:span></text:p>
      <text:p text:style-name="P10"/>
      <text:p text:style-name="P4"><text:span text:style-name="T18">A typical PhD thesis </text:span><text:a xlink:type="simple" xlink:href="https://student.unsw.edu.au/introductions" text:style-name="Internet_20_link" text:visited-style-name="Visited_20_Internet_20_Link"><text:span text:style-name="T22">introduction</text:span></text:a><text:span text:style-name="T18"> follows the following format:</text:span></text:p>
      <text:list xml:id="list2803328983" text:style-name="L1">
        <text:list-item>
          <text:p text:style-name="P22">Introduction to the introduction: a short version (of only a few paragraphs) of the thesis’ aims,</text:p>
          <text:p text:style-name="P21"><text:span text:style-name="T20">The aim of this thesis is to examine the relationships and differences between parasitic infections of the house mouse (</text:span><text:span text:style-name="T24">Mus musculus</text:span><text:span text:style-name="T25">). </text:span><text:span text:style-name="T26">In more detail, the main focus lies on the host and parasite aspects</text:span></text:p>
          <text:p text:style-name="P21"><text:span text:style-name="T21">mice, parasite, immune aspects (genes, infection intensity, FACS, weightloss, oocyst sheding, infection dynamics, )</text:span><text:span text:style-name="T19"><text:line-break/><text:line-break/><text:line-break/>research questions, contribution, objectives and findings.</text:span></text:p>
        </text:list-item>
      </text:list>
      <text:p text:style-name="P8"/>
      <text:p text:style-name="P9"/>
      <text:p text:style-name="P8"/>
      <text:list xml:id="list123917311957984" text:continue-numbering="true" text:style-name="L1">
        <text:list-item>
          <text:p text:style-name="P23">State the overarching topic and aims of the thesis in more detail<text:line-break/>Provide a brief review of the literature related to the topic (this will be very brief if you have a separate literature review chapter)</text:p>
        </text:list-item>
        <text:list-item>
          <text:p text:style-name="P23">Define the terms and scope of the topic</text:p>
        </text:list-item>
        <text:list-item>
          <text:p text:style-name="P23">Critically evaluate the current state of the literature on that topic and identify your gap</text:p>
        </text:list-item>
        <text:list-item>
          <text:p text:style-name="P23">Outline why the research is important and the contribution that it makes</text:p>
        </text:list-item>
        <text:list-item>
          <text:p text:style-name="P23">Outline your epistemological and ontological position</text:p>
        </text:list-item>
        <text:list-item>
          <text:p text:style-name="P23">Clearly outline the research questions and problem(s) you seek to address</text:p>
        </text:list-item>
        <text:list-item>
          <text:p text:style-name="P23">State the hypotheses (if you are using any)</text:p>
        </text:list-item>
        <text:list-item>
          <text:p text:style-name="P23">Detail the most important concepts and variables</text:p>
        </text:list-item>
        <text:list-item>
          <text:p text:style-name="P23">Briefly describe your methodology</text:p>
        </text:list-item>
        <text:list-item>
          <text:p text:style-name="P23">Discuss the main findings</text:p>
        </text:list-item>
        <text:list-item>
          <text:p text:style-name="P23">Discuss the layout of the thesis</text:p>
        </text:list-item>
      </text:list>
      <text:p text:style-name="P10"/>
      <text:p text:style-name="P12">Throughout this dissertation, I aim to explain and prove the </text:p>
      <text:p text:style-name="P11"/>
      <text:p text:style-name="P5"><text:span text:style-name="T5">The </text:span><text:span text:style-name="T13">Eimeria </text:span><text:span text:style-name="T5">genus contains many species of economic relevance, mostly because of the impact the parasites can have on the cattle and poultry industry. </text:span><text:span text:style-name="T6">In a</text:span><text:span text:style-name="T7">n exploratory</text:span><text:span text:style-name="T6"> laboratory setting, the animal models used most often are house mice (</text:span><text:span text:style-name="T14">Mus musculus</text:span><text:span text:style-name="T6">) of different strains (SWISS, NMRI, BALB/c, </text:span><text:soft-page-break/><text:span text:style-name="T6">etc.), depending on the research focus. In said research, the most commonly used species of </text:span><text:span text:style-name="T14">Eimeria </text:span><text:span text:style-name="T6">is </text:span><text:span text:style-name="T14">Eimeria falciformis</text:span><text:span text:style-name="T6">, which has been extensively studied since it’s first categorization by Theodor Eimer. Unfortunately, other species infecting mice have not been as well investigated, making our understanding of this particular model limited</text:span><text:span text:style-name="T7"> and less applicable outside it’s niche. A more well understood shortcoming of using laboratory mice, is that the model does not represent what occurs in natural scenarios. </text:span><text:span text:style-name="T8">In hand with this, using a parasite strain that has been passaged many times over, can lead to selection of traits beneficial for that particular scenario and a loss of the initial, wild-originating characteristics.</text:span></text:p>
      <text:p text:style-name="P2"/>
      <text:p text:style-name="P6"><text:span text:style-name="T8">I</text:span><text:span text:style-name="T4">t has been established by a large number of previous studies that laboratory mice are in ideal tool for isolating and studying a variety of mechanisms, including immunity and infection. </text:span><text:span text:style-name="T9">During recent years it has been extensively show that the observations made in laboratory animals differ widely from those made in wild living ones. This topic has become a focus for proof in many research studies, however very few focus on the difference under a specific and controlled infection scenario. </text:span></text:p>
      <text:p text:style-name="P3"/>
      <text:p text:style-name="P7"><text:span text:style-name="T4">Here we introduce an immunological study of the host response to an understudies species of </text:span><text:span text:style-name="T12">Eimeria</text:span><text:span text:style-name="T4">, called </text:span><text:span text:style-name="T12">Eimeria ferrisi</text:span><text:span text:style-name="T4">. </text:span><text:span text:style-name="T8">To circumvent the problematic of using laboratory mice, we infect inbred mice derived from wild mice captured in the European House Mouse Hybrid Zone (EHMHZ). </text:span><text:span text:style-name="T10">As a comparison of model, we also include inbred SWISS mice and inbred wild-derived mice (parental strains isolated from the EHMHZ). </text:span><text:span text:style-name="T8">In addition, the infecting </text:span><text:span text:style-name="T15">Eimeria </text:span><text:span text:style-name="T8">strain has been isolated from the same zone as the mouse strains. In combination with all the above mentioned factors, we aim to introduce as little variability as possible in a controlled model, which reflects naturally occurring infections better. </text:span><text:span text:style-name="T10">Using a parasite strain and mouse lines isolated from the wild, we aim to provide a better model for infection scenario setting for unraveling the immunological processes that occur in natural populations. To our knowledge, this is the first study conducted focusing on untangling immunological responses in standard laboratory, wild derived and wild mice during an </text:span><text:span text:style-name="T16">Eimeria </text:span><text:span text:style-name="T10">infection. </text:span></text:p>
      <text:p text:style-name="P1"/>
      <text:p text:style-name="P1"/>
      <text:p text:style-name="P14">Other written stuff:</text:p>
      <text:p text:style-name="P18"><text:bookmark text:name="docs-internal-guid-f4cf49d3-7fff-96df-c30a-76b2e7a4ceb8"/>PhD conceptualization:</text:p>
      <text:p text:style-name="P24">Hybrid vigor:</text:p>
      <text:p text:style-name="P15">Hybrid vigor is generally viewed as an increase in genetic diversity leading to higher reproductive success and distinct advantage over parental strains.</text:p>
      <text:p text:style-name="P19"><text:a xlink:type="simple" xlink:href="https://www.ncbi.nlm.nih.gov/pmc/articles/PMC1559732/" text:style-name="Internet_20_link" text:visited-style-name="Visited_20_Internet_20_Link"><text:span text:style-name="T23">https://www.ncbi.nlm.nih.gov/pmc/articles/PMC1559732/</text:span></text:a></text:p>
      <text:p text:style-name="P20"><text:soft-page-break/><text:span text:style-name="T11">However, in case of the mice originating from the European house mouse hybrid zone, the offspring of </text:span><text:span text:style-name="T17">Mus musculus domesticus </text:span><text:span text:style-name="T11">(western house mouse) and </text:span><text:span text:style-name="T17">Mus musculus musculus </text:span><text:span text:style-name="T11">(eastern house mouse) show a lower reproductive success due to reduced sperm fitness.</text:span></text:p>
      <text:p text:style-name="P19"><text:a xlink:type="simple" xlink:href="https://royalsocietypublishing.org/doi/full/10.1098/rspb.2012.1802" text:style-name="Internet_20_link" text:visited-style-name="Visited_20_Internet_20_Link"><text:span text:style-name="T23">https://royalsocietypublishing.org/doi/full/10.1098/rspb.2012.1802</text:span></text:a></text:p>
      <text:p text:style-name="P15">Therefore our current model species of mice from the HMHZ show a lower reproductive fitness in terms of sperm motility and ability to fertilize, while being able to cope better with parasitic infections, facilitating the focus of this study: the immune hybrid vigor. These may be due to shift (or lack of) parasite specificity and host susceptibility.</text:p>
      <text:p text:style-name="P15">https://onlinelibrary.wiley.com/doi/abs/10.1046/j.1420-9101.1991.4040679.x</text:p>
      <text:p text:style-name="Text_20_body"/>
      <text:p text:style-name="P24">Pilot study:</text:p>
      <text:p text:style-name="P15">The pilot study we conducted was composed of 56 mice, divided into inbred parental strains  (BUSNA, PWD, STRA and SCHUNT), outbred strains (BUSNAxPWD, STRAxSCHUNT) and hybrid strains (BUSNAxSTRA, PWDxSCHUNT). </text:p>
      <text:p text:style-name="P20"><text:span text:style-name="T11">The mice were divided as equally as possible into two groups and infected with </text:span><text:span text:style-name="T17">E. falciformis </text:span><text:span text:style-name="T11">and </text:span><text:span text:style-name="T17">E. ferrisi</text:span><text:span text:style-name="T11">. As the mice were a part of larger cohort in previous experiment conducted by our group, this infection was a challenge infection.</text:span></text:p>
      <text:p text:style-name="P15">The mice were then observed and weighted for period of 8 days, feces were collected throughout the study for purposes of flotation and oocyst counting, fecal epithelial cell collection and antibody sample collection (antibody samples only dpi 0 and dpi 8).</text:p>
      <text:p text:style-name="P15">At the end of the study, the mice were sacrificed by cervical dislocation and dissected. From dissection we collected spleen samples, mesenteric lymph nodes, colon content and caecum (main site of infection), for the purposes of gene expression analysis and qPCRs for aparsite vs. host DNA analysis.</text:p>
      <text:p text:style-name="Text_20_body"/>
      <text:p text:style-name="P20"><text:span text:style-name="T11">The antibody samples were collected at dpi 0 and dpi 8 to use an ELISA assay to screen for presence of anti-</text:span><text:span text:style-name="T17">Eimeria </text:span><text:span text:style-name="T11">antibodies (IgG), profilin (present in </text:span><text:span text:style-name="T17">Toxoplasma gondii </text:span><text:span text:style-name="T11">- PAMP of TLR11) and </text:span><text:span text:style-name="T17">E. tenella </text:span><text:span text:style-name="T11">Abs. This is to verify whether antibody production takes place and whether it can facilitate protection against late-stage infections. Such assay becomes increasingly relevant with the introduction of a challenge infection.</text:span></text:p>
      <text:p text:style-name="P19"><text:a xlink:type="simple" xlink:href="https://www.ncbi.nlm.nih.gov/pubmed/14505902" text:style-name="Internet_20_link" text:visited-style-name="Visited_20_Internet_20_Link"><text:span text:style-name="T23">https://www.ncbi.nlm.nih.gov/pubmed/14505902</text:span></text:a><text:a xlink:type="simple" xlink:href="https://www.ncbi.nlm.nih.gov/pubmed/14505902" text:style-name="Internet_20_link" text:visited-style-name="Visited_20_Internet_20_Link"><text:span text:style-name="T3"><text:line-break/></text:span></text:a><text:a xlink:type="simple" xlink:href="https://en.wikipedia.org/wiki/Profilin" text:style-name="Internet_20_link" text:visited-style-name="Visited_20_Internet_20_Link"><text:span text:style-name="T23">https://en.wikipedia.org/wiki/Profilin</text:span></text:a></text:p>
      <text:p text:style-name="Text_20_body"/>
      <text:p text:style-name="P20"><text:span text:style-name="T11">The epithelial cell fecal samples were collected throughout the study, as fresh as possible and flash frozen in liquid nitrogen. These will serve as a source of data for expression profiles targeting specific </text:span><text:soft-page-break/><text:span text:style-name="T11">genes, to investigate the host response to </text:span><text:span text:style-name="T17">Eimeria </text:span><text:span text:style-name="T11">infection and compared to the caecum and spleen samples.</text:span></text:p>
      <text:p text:style-name="Text_20_body"/>
      <text:p text:style-name="P20"><text:span text:style-name="T11">The caecum samples were collected for expression profile purposes as it is the main site of infection for </text:span><text:span text:style-name="T17">Eimeria </text:span><text:span text:style-name="T11">parasites. The expressions will be compared to the epithelial cells expressions, with the added strength of being directly from the site of infection, but the limitation of being a single time point samples.</text:span></text:p>
      <text:p text:style-name="Text_20_body"/>
      <text:p text:style-name="P15">The spleen samples were collected to characterize the expression of genes on a systemic level and compare these to the previous two expression profiles. As such, the data should signify whether the infection is dealt with locally or more systemically. In which the antibody samples will provide a further point of reference.</text:p>
      <text:p text:style-name="Text_20_body"/>
      <text:p text:style-name="P20"><text:span text:style-name="T11">The mesenteric lymph nodes samples were collected for FACS cell sorting of a CD40 ligand assay to determine whether naive bone marrow derived dendritic cells can present the </text:span><text:span text:style-name="T17">Eimeria </text:span><text:span text:style-name="T11">antigen to the mesenteric lymph node located CD4+ T-cells of infected mice and whether the populations of these cells get activated and in what fashion.</text:span></text:p>
      <text:p text:style-name="Text_20_body"/>
      <text:p text:style-name="P15">Colon content samples were collected to verify the lack of change in expression between exfoliated epithelial cells and the cells located within colon as a control.</text:p>
      <text:p text:style-name="Text_20_body"/>
      <text:p text:style-name="P24">Mouse fous:</text:p>
      <text:p text:style-name="P15">To provide a relevant model organism, our study uses wild-derived mice from eastern and western house mice, which have been inbred for 40 generations. This results in loss of genetic diversity but maintains as many aspects as closely related as possible to the wild mice. The outbred groups were generated by crossing of two strains of the respective subspecies to account for increase in genetic diversity by outbreeding (positive control). The hybrid groups were generated by crossing two of the strains from different subspecies. All mice are F1 generations.</text:p>
      <text:p text:style-name="P15">The main course of investigation focuses on the ability of hybrid mice to withstand the infection by either parasite and will be combined with gene expression studies to provide a complete 8 day timeline of changes, providing information on how these change depending on mouse genotype and parasite infection.</text:p>
      <text:p text:style-name="Text_20_body"/>
      <text:p text:style-name="P24">Parasite focus:</text:p>
      <text:p text:style-name="P20"><text:soft-page-break/><text:span text:style-name="T11">The parasites used in our study are the </text:span><text:span text:style-name="T17">Eimeria falciformis </text:span><text:span text:style-name="T11">and </text:span><text:span text:style-name="T17">Eimeria ferrisi</text:span><text:span text:style-name="T11">, two species found to be predominant in the HMHZ. Due to the work in our group, it has been observed that the two species have different infection timelines, </text:span><text:span text:style-name="T17">E. ferrisi </text:span><text:span text:style-name="T11">showing peak host weigltoss and oocyst shedding at days 4-5, while </text:span><text:span text:style-name="T17">E. falciformis </text:span><text:span text:style-name="T11">peaks at days 7-9. </text:span></text:p>
      <text:p text:style-name="P15">The focus of this aspect of our study aims to show whether the different species of parasite are better or worse adapted to infect different genotypes of mice and how successful the infections are, showing host specificity and in challenge infections a conferred immunity.</text:p>
      <text:p text:style-name="Text_20_body"/>
      <text:p text:style-name="P24">Immunological mechanism of resistance:</text:p>
      <text:p text:style-name="P20"><text:span text:style-name="T11">Based on previous studies within our group, it has been established that inbred mice suffer the most from </text:span><text:span text:style-name="T17">Eimeria </text:span><text:span text:style-name="T11">infections, followed by outbred mice and the hybrid mice cope the best with said parasites. However, this observation is based on data looking at symptomatic weight loss and parasite oocyst output. </text:span></text:p>
      <text:p text:style-name="P15">To dissect the immune hybrid vigor mechanism, we aim to investigate the differences between mouse strains, parasite strains and the effect of these on gene expression throughout the course of a primary and secondary infections. </text:p>
      <text:p text:style-name="Text_20_body"/>
      <text:p text:style-name="P24">Immunological mechanism of infection:</text:p>
      <text:p text:style-name="Text_20_body"/>
      <text:p text:style-name="P24">Samples:</text:p>
      <text:p text:style-name="Text_20_body"/>
      <text:p text:style-name="P24">Upcoming tasks:</text:p>
      <text:list xml:id="list3876240510" text:style-name="L2">
        <text:list-item>
          <text:p text:style-name="P17"><text:span text:style-name="T27">Gene expression (caecum, mesenteric lymph nodes NMRIs) 21st January <text:line-break/></text:span><text:span text:style-name="T28">Locate samples</text:span><text:span text:style-name="T27">, talk with Alexandra, same </text:span><text:span text:style-name="T28">genes</text:span><text:span text:style-name="T27">, apx. 10 plates<text:line-break/>2-step RT with</text:span><text:span text:style-name="T28"> cDNA</text:span><text:span text:style-name="T27"> in freezer</text:span></text:p>
        </text:list-item>
        <text:list-item>
          <text:p text:style-name="P16">PCRs of contaminated mice (Anna)</text:p>
        </text:list-item>
        <text:list-item>
          <text:p text:style-name="P17"><text:span text:style-name="T27">ELISAs on IgG general plus some specifics (locate the </text:span><text:span text:style-name="T28">ABs</text:span><text:span text:style-name="T27"> Richard, Alyssa) March</text:span></text:p>
        </text:list-item>
        <text:list-item>
          <text:p text:style-name="P16">Mice from Czechs</text:p>
        </text:list-item>
        <text:list-item>
          <text:p text:style-name="P17"><text:span text:style-name="T28">Plan field trip</text:span><text:span text:style-name="T27"> (samples)</text:span></text:p>
        </text:list-item>
        <text:list-item>
          <text:p text:style-name="P17"><text:span text:style-name="T27">Exfoliated cells vs tissue (read </text:span><text:span text:style-name="T28">Norus’s paper</text:span><text:span text:style-name="T27">) March</text:span></text:p>
        </text:list-item>
        <text:list-item>
          <text:p text:style-name="P17"><text:span text:style-name="T27">Ask </text:span><text:span text:style-name="T28">Norus</text:span><text:span text:style-name="T27"> to show me the </text:span><text:span text:style-name="T28">assay</text:span></text:p>
        </text:list-item>
        <text:list-item>
          <text:p text:style-name="P17"><text:span text:style-name="T27">Organize with Alice to </text:span><text:span text:style-name="T28">analyze data</text:span><text:span text:style-name="T27"> (might need MHC II, IRG genotypes of mice)</text:span></text:p>
        </text:list-item>
        <text:list-item>
          <text:p text:style-name="P17"><text:soft-page-break/><text:span text:style-name="T27">IRGs and cytokine genes (</text:span><text:span text:style-name="T28">toxo paper</text:span><text:span text:style-name="T27">)</text:span></text:p>
        </text:list-item>
        <text:list-item>
          <text:p text:style-name="P16">Genetics of the immune system direction</text:p>
        </text:list-item>
        <text:list-item>
          <text:p text:style-name="P17"><text:span text:style-name="T27">Endogenous </text:span><text:span text:style-name="T28">controls</text:span><text:span text:style-name="T27"> + </text:span><text:span text:style-name="T28">gene targets</text:span></text:p>
        </text:list-item>
        <text:list-item>
          <text:p text:style-name="P17"><text:span text:style-name="T27">cDNA and RT </text:span><text:span text:style-name="T28">kits</text:span></text:p>
        </text:list-item>
        <text:list-item>
          <text:p text:style-name="P17"><text:span text:style-name="T28">Alternate DNA extraction</text:span><text:span text:style-name="T27"> from sporozoites</text:span></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Roboto" svg:font-family="Roboto, Helvetica, Arial, Lucida, sans-serif"/>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20-05-04T12:39:16.826000000</dc:date>
    <dc:creator>Lubomir Bednar</dc:creator>
    <meta:editing-duration>PT2H32M38S</meta:editing-duration>
    <meta:editing-cycles>2</meta:editing-cycles>
    <meta:document-statistic meta:table-count="0" meta:image-count="0" meta:object-count="0" meta:page-count="6" meta:paragraph-count="66" meta:word-count="1675" meta:character-count="10770" meta:non-whitespace-character-count="9175"/>
  </office:meta>
</office:document-meta>
</file>